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officeooo:rsid="001b6dca" officeooo:paragraph-rsid="001b6dca"/>
    </style:style>
    <style:style style:name="P2" style:family="paragraph" style:parent-style-name="Preformatted_20_Text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89a22" officeooo:paragraph-rsid="00289a22" style:font-size-asian="16pt" style:font-weight-asian="bold" style:font-size-complex="16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officeooo:rsid="002a48f0" officeooo:paragraph-rsid="002a48f0"/>
    </style:style>
    <style:style style:name="T1" style:family="text">
      <style:text-properties officeooo:rsid="002c37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’OPL</text:p>
      <text:p text:style-name="P1"/>
      <text:p text:style-name="P3">OPL sont les initiales de : « Organisme de Protection de Lonefield ». <text:span text:style-name="T1">Elle est dirigé par un conseil de 7 personnes chacune experte dans un domaine. L’OPL à pour simple rôle de gérer tous les mutants qui s’attaquent à Lonefield, en interne ou en exter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1T12:29:13.123764186</dc:date>
    <meta:editing-duration>PT15M5S</meta:editing-duration>
    <meta:editing-cycles>19</meta:editing-cycles>
    <meta:generator>LibreOffice/6.0.6.2$Linux_X86_64 LibreOffice_project/00m0$Build-2</meta:generator>
    <meta:document-statistic meta:table-count="0" meta:image-count="0" meta:object-count="0" meta:page-count="1" meta:paragraph-count="2" meta:word-count="47" meta:character-count="259" meta:non-whitespace-character-count="214"/>
  </office:meta>
</office:document-meta>
</file>